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1pt" style:font-size-asian="11pt" style:font-size-complex="11pt"/>
    </style:style>
    <style:style style:name="P3" style:family="paragraph" style:parent-style-name="Standard" style:master-page-name="Standard">
      <style:paragraph-properties fo:margin-top="0.101cm" fo:margin-bottom="0.101cm" loext:contextual-spacing="false" fo:line-height="150%" fo:text-align="justify" style:justify-single-word="false" style:page-number="1"/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vantamento de requisitos</text:p>
      <text:p text:style-name="P2"><text:s/><text:tab/>O supermercado possui um conjunto de funcionários. Cada funcionário tem uma matrícula, nome, <text:s/>CPF, setor em que trabalha e data de admissão. Além disso um funcionário pode realizar vendas na qual serão armazenados o valor, data da venda, forma de pagamento, quantidade de produtos vendidos e quais são estes produtos. O pagamento da venda pode ser efetuado de três formas diferentes, em dinheiro, no cartão (onde serão armazenados o número do cartão, titular, bandeira e o número de parcelas) e no cheque (onde será armazenado o número do mesmo). Caso o cliente queira pagar com o cheque é necessário que ele seja cadastrado, todo cliente cadastrado deverá ter nome, telefone, endereço e CPF. </text:p>
      <text:p text:style-name="P2"><text:tab/>O supermercado tem setores que são gerenciados por funcionários, para cada setor é armazenado o nome, e seu respectivo código, também é necessário armazenar a data de início da gerencia e da mesma forma a data de fim.</text:p>
      <text:p text:style-name="P2"><text:tab/>Um cliente cadastrado pode possuir despesas a prazo no supermercado, para isso são armazenados o valor da compra, data, prazo a ser pago, data de pagamento.</text:p>
      <text:p text:style-name="P2"><text:tab/>O supermercado possui fornecedores que abastecem o estoque do mesmo, para os produtos fornecidos são arquivados a descrição do produto, seu código de barras e o valor unitário; é preciso manter também as informações dos fornecedores, que são: CNPJ, nome, telefones e endereço(número,rua,bairro,cidade). Para o estoque é necessário guardar o id do produto, quantidade de lotes do mesmo produto, quantidade de produtos por lote, data de validade e a data do forneci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t" fo:country="B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7-12T22:09:16.631796286</dc:date>
    <meta:editing-duration>PT6M35S</meta:editing-duration>
    <meta:editing-cycles>1</meta:editing-cycles>
    <meta:document-statistic meta:table-count="0" meta:image-count="0" meta:object-count="0" meta:page-count="1" meta:paragraph-count="5" meta:word-count="252" meta:character-count="1566" meta:non-whitespace-character-count="1312"/>
  </office:meta>
</office:document-meta>
</file>